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color="#ffffff" loext:opacity="100%" style:font-name="Arial1" officeooo:rsid="00165884" officeooo:paragraph-rsid="00165884"/>
    </style:style>
    <style:style style:name="P2" style:family="paragraph" style:parent-style-name="Standard">
      <style:text-properties fo:color="#ffffff" loext:opacity="100%" style:font-name="Arial1" officeooo:rsid="00165bde" officeooo:paragraph-rsid="00165bde"/>
    </style:style>
    <style:style style:name="P3" style:family="paragraph" style:parent-style-name="Table_20_Contents">
      <style:text-properties style:font-name="Arial1"/>
    </style:style>
    <style:style style:name="P4" style:family="paragraph" style:parent-style-name="Standard">
      <style:text-properties fo:color="#ffffff" loext:opacity="100%" style:font-name="Arial1" officeooo:rsid="0018704c" officeooo:paragraph-rsid="001870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ganised way to store data. </text:p>
      <text:p text:style-name="P1"/>
      <text:p text:style-name="P2">Entity – Table – grouping of bits of data</text:p>
      <text:p text:style-name="P2"/>
      <text:p text:style-name="P2">Field – column – Single item of date </text:p>
      <text:p text:style-name="P2"/>
      <text:p text:style-name="P2">Record – row – collection of all fields together to make information</text:p>
      <text:p text:style-name="P2"/>
      <text:p text:style-name="P2">Flat file database – single table of data. </text:p>
      <text:p text:style-name="P2"/>
      <text:p text:style-name="P2">Redundant data – repeating data</text:p>
      <text:p text:style-name="P2"/>
      <text:p text:style-name="P2">Relational databases – more than one table linked together</text:p>
      <text:p text:style-name="P2"/>
      <text:p text:style-name="P2">Primary key – uniquely identifies a record of information</text:p>
      <text:p text:style-name="P2"/>
      <text:p text:style-name="P2">Foreign Key – A primary key from another table</text:p>
      <text:p text:style-name="P2"/>
      <text:p text:style-name="P2">link table – replaces a many to many with 2 x 1 to many relationships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C1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</table:table>
      <text:p text:style-name="P2"/>
      <text:p text:style-name="P2"/>
      <text:p text:style-name="P4">Compound key – 2 or more keys combined to make a primary ke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7T13:05:39.951528800</meta:creation-date>
    <meta:editing-duration>PT12M5S</meta:editing-duration>
    <meta:editing-cycles>2</meta:editing-cycles>
    <meta:generator>LibreOffice/25.2.0.3$Windows_X86_64 LibreOffice_project/e1cf4a87eb02d755bce1a01209907ea5ddc8f069</meta:generator>
    <dc:date>2025-02-17T14:32:28.693428900</dc:date>
    <meta:document-statistic meta:table-count="1" meta:image-count="0" meta:object-count="0" meta:page-count="1" meta:paragraph-count="11" meta:word-count="89" meta:character-count="539" meta:non-whitespace-character-count="445"/>
  </office:meta>
</office:document-meta>
</file>